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none" style:font-style-asian="italic" style:font-style-complex="italic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4 catkin <text:span text:style-name="T1">packages</text:span>: bobcat – the mesh and urdf</text:p>
      <text:p text:style-name="Standard"><text:tab/><text:tab/> <text:s text:c="6"/>bobcat_gazebo – launch files and config</text:p>
      <text:p text:style-name="Standard"><text:s text:c="31"/>chain_pagebo_plugin – virtual joint plugin</text:p>
      <text:p text:style-name="Standard"><text:s text:c="31"/>rate2effort – converting from joystick rates to effort</text:p>
      <text:p text:style-name="Standard">upates:</text:p>
      <text:p text:style-name="Standard">(23/02/14) – New rate to Effort converter Node</text:p>
      <text:p text:style-name="P3">launch simulation:</text:p>
      <text:p text:style-name="P4">roslaunch bobcat_gazebo bobcat_world.launch</text:p>
      <text:p text:style-name="P7"/>
      <text:p text:style-name="P7">To added topics : /wheelsrate and /armrate</text:p>
      <text:p text:style-name="P7">examples:</text:p>
      <text:p text:style-name="P7"/>
      <text:p text:style-name="P7"><draw:frame draw:style-name="fr1" draw:name="Frame1" text:anchor-type="paragraph" svg:x="-0.0953in" svg:y="0.1583in" svg:width="6.8756in" draw:z-index="0"><draw:text-box fo:min-height="1.5272in"><text:p text:style-name="P4">rostopic pub /wheelsrate geometry_msgs/Twist "linear:</text:p><text:p text:style-name="P7"><text:s text:c="2"/>x: 50.0 (or any other value between -100:100)</text:p><text:p text:style-name="P7"><text:s text:c="2"/>y: 0.0</text:p><text:p text:style-name="P7"><text:s text:c="2"/>z: 0.0</text:p><text:p text:style-name="P7">angular:</text:p><text:p text:style-name="P7"><text:s text:c="2"/>x: 50.0 (or any other value between -100:100)</text:p><text:p text:style-name="P7"><text:s text:c="2"/>y: 0.0</text:p><text:p text:style-name="P7"><text:s text:c="2"/>z: 0.0" </text:p></draw:text-box></draw:frame></text:p>
      <text:p text:style-name="P7"/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-0.0874in" svg:y="0.3835in" svg:width="6.8575in" draw:z-index="1"><draw:text-box fo:min-height="0.8862in"><text:p text:style-name="P7"><text:span text:style-name="T2">rostopic pub /armrate geometry_msgs/Vector3 </text:span>"x: 1.0 (or any other value from 0 to 1.6)</text:p><text:p text:style-name="P7">y: 0.0 <text:s/>(or any other value from -1 to 1)</text:p><text:p text:style-name="P7">z: 0.0" </text:p><text:p text:style-name="P7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NOTE</text:span>:</text:p>
      <text:p text:style-name="Standard">This two topics are not yet working under robil2 msg/nodes requirements and will be changed soon.</text:p>
      <text:p text:style-name="Standard"/>
      <text:p text:style-name="Standard">(13/01/14) – New model of the bobcat, stl files changed.</text:p>
      <text:p text:style-name="Standard"><text:tab/>All the the Joints except the wheels are fixed so don't try to move the arm.</text:p>
      <text:p text:style-name="Standard"/>
      <text:p text:style-name="P1">first put the packages in a <text:s/>catkin ws and make the ws</text:p>
      <text:p text:style-name="Standard"/>
      <text:p text:style-name="P3">launch simulation:</text:p>
      <text:p text:style-name="P4">roslaunch bobcat_gazebo bobcat_world.launch</text:p>
      <text:p text:style-name="P4"/>
      <text:p text:style-name="P2">A few packages of gazebo are required so pay attention for any error colored with red.</text:p>
      <text:p text:style-name="P2">The basic packages needed are: </text:p>
      <text:p text:style-name="P2">gazebo_msgs/ <text:s text:c="8"/>gazebo_plugins/ <text:s text:c="5"/>gazebo_ros/ <text:s text:c="9"/>gazebo_ros_control/ <text:s/>gazebo_ros_pkgs/ </text:p>
      <text:p text:style-name="P2"><text:s/></text:p>
      <text:p text:style-name="P1">we have 0.4 real time factor on laptop and 0.7 on desktop computer.</text:p>
      <text:p text:style-name="Standard"/>
      <text:p text:style-name="P3">Controllers:</text:p>
      <text:p text:style-name="P1">you can find command topics for all joins and wheel, for example:</text:p>
      <text:p text:style-name="P1"/>
      <text:p text:style-name="P1">rostopic echo /bobcat/back_left_wheel_velocity_controller/command</text:p>
      <text:p text:style-name="P1"><text:soft-page-break/>rostopic pub /bobcat/back_left_wheel_velocity_controller/command std_msgs/Float64 "data: 100.0" -1</text:p>
      <text:p text:style-name="Standard"/>
      <text:p text:style-name="Standard">////////////////////////////////////////////////////////////////////////////////////////////////////////////////////////////////////////////</text:p>
      <text:p text:style-name="Standard">not active</text:p>
      <text:p text:style-name="Standard">/bobcat/loader_position_controller/command</text:p>
      <text:p text:style-name="Standard"><text:s/>rostopic pub /bobcat/loader_position_controller/command std_msgs/Float64 "data: -0.5" -1 </text:p>
      <text:p text:style-name="Standard">////////////////////////////////////////////////////////////////////////////////////////////////////////////////////////////////////////////</text:p>
      <text:p text:style-name="Standard"/>
      <text:p text:style-name="P1">pid can be configured at bobcat_gazebo/config/bobcat_gazebo_control.yamal or in realtime with rq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r </meta:initial-creator>
    <meta:creation-date>2014-01-13T13:50:35</meta:creation-date>
    <dc:date>2014-02-22T23:13:07</dc:date>
    <dc:creator>nir </dc:creator>
    <meta:editing-duration>PT6M24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43" meta:word-count="251" meta:character-count="2145" meta:non-whitespace-character-count="1810"/>
  </office:meta>
</office:document-meta>
</file>